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mbria" svg:font-family="Cambria"/>
    <style:font-face style:name="Lucida Grande" svg:font-family="Lucida Grande"/>
    <style:font-face style:name="Times" svg:font-family="Times"/>
  </office:font-face-decls>
  <office:automatic-styles>
    <style:style style:name="P1" style:family="paragraph" style:parent-style-name="Standard">
      <style:paragraph-properties fo:text-align="center"/>
      <style:text-properties style:font-name="Times" fo:font-size="11.0pt"/>
    </style:style>
    <style:style style:name="P2" style:family="paragraph" style:parent-style-name="Standard">
      <style:text-properties style:font-name="Times" fo:font-size="11.0pt"/>
    </style:style>
    <style:style style:name="P3" style:family="paragraph" style:parent-style-name="Standard">
      <style:paragraph-properties fo:margin-left="0.4924in"/>
      <style:text-properties style:font-name="Times" fo:font-size="11.0pt"/>
    </style:style>
    <style:style style:name="P4" style:family="paragraph" style:parent-style-name="Standard">
      <style:text-properties style:font-name="Lucida Grande" fo:font-size="11.0pt"/>
    </style:style>
    <style:style style:name="P5" style:family="paragraph" style:parent-style-name="Standard">
      <style:paragraph-properties fo:margin-left="0.9847in"/>
      <style:text-properties style:font-name="Times" fo:font-size="11.0pt"/>
    </style:style>
    <style:style style:name="P6" style:family="paragraph" style:parent-style-name="Standard">
      <style:text-properties style:font-name="Cambria" fo:font-size="11.0pt"/>
    </style:style>
    <style:style style:name="P7" style:family="paragraph" style:parent-style-name="Standard">
      <style:paragraph-properties fo:margin-left="0.7500in"/>
      <style:text-properties style:font-name="Cambria" fo:font-size="11.0pt"/>
    </style:style>
    <style:style style:name="P8" style:family="paragraph" style:parent-style-name="Standard">
      <style:paragraph-properties fo:margin-left="0.7500in"/>
      <style:text-properties style:font-name="Arial" fo:font-size="7.5pt"/>
    </style:style>
    <style:style style:name="P9" style:family="paragraph" style:parent-style-name="Standard">
      <style:paragraph-properties fo:margin-left="0.4924in"/>
      <style:text-properties style:font-name="Times" fo:font-size="10.0pt"/>
    </style:style>
    <style:style style:name="P10" style:family="paragraph" style:parent-style-name="Standard">
      <style:paragraph-properties fo:margin-left="1.4771in"/>
      <style:text-properties style:font-name="Times" fo:font-size="11.0pt"/>
    </style:style>
    <style:style style:name="P11" style:family="paragraph" style:parent-style-name="Standard">
      <style:paragraph-properties fo:margin-left="0.9847in"/>
      <style:text-properties style:font-name="Times" fo:font-size="11.0pt" fo:color="#222222"/>
    </style:style>
    <style:style style:name="P12" style:family="paragraph" style:parent-style-name="Standard">
      <style:paragraph-properties fo:margin-left="0.9847in"/>
      <style:text-properties style:font-name="Arial"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tyle="italic" fo:font-style-asian="italic" fo:font-style-complex="italic"/>
    </style:style>
    <style:style style:name="T4" style:family="text">
      <style:text-properties fo:letter-spacing="0.0000in"/>
    </style:style>
    <style:style style:name="T5" style:family="text">
      <style:text-properties fo:color="#000000"/>
    </style:style>
    <style:style style:name="T6" style:family="text">
      <style:text-properties fo:letter-spacing="0.0000in" fo:color="#222222"/>
    </style:style>
    <style:style style:name="T7" style:family="text">
      <style:text-properties fo:font-style="italic" fo:font-style-asian="italic" fo:font-style-complex="italic" fo:letter-spacing="0.0000in"/>
    </style:style>
    <style:style style:name="T8" style:family="text">
      <style:text-properties style:font-name="Times" fo:font-size="11.0pt" fo:font-size-asian="11.0pt" fo:font-size-complex="11.0pt" fo:color="#000000"/>
    </style:style>
    <style:style style:name="T9" style:family="text">
      <style:text-properties style:font-name="Arial" fo:font-size="9.0pt" fo:font-size-asian="9.0pt" fo:font-size-complex="9.0pt" fo:letter-spacing="0.0000in" fo:color="#000000"/>
    </style:style>
    <style:style style:name="T10" style:family="text">
      <style:text-properties style:font-name="Arial" fo:font-size="9.0pt" fo:font-size-asian="9.0pt" fo:font-size-complex="9.0pt" fo:font-style="italic" fo:font-style-asian="italic" fo:font-style-complex="italic" fo:letter-spacing="0.0000in" fo:color="#000000"/>
    </style:style>
    <style:style style:name="T11" style:family="text">
      <style:text-properties style:font-name="Arial" fo:font-size="9.0pt" fo:font-size-asian="9.0pt" fo:font-size-complex="9.0pt" fo:font-style="italic" fo:font-style-asian="italic" fo:font-style-complex="italic" style:text-underline-style="solid" fo:letter-spacing="0.0000in" fo:color="#000000"/>
    </style:style>
    <style:style style:name="T12" style:family="text">
      <style:text-properties fo:font-style="italic" fo:font-style-asian="italic" fo:font-style-complex="italic" style:text-underline-style="solid" fo:letter-spacing="0.0000in"/>
    </style:style>
    <style:style style:name="TableColumn1" style:family="table-column">
      <style:table-column-properties style:column-width="3.4625in" style:rel-column-width="32767*"/>
    </style: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text:span text:style-name="T1"/></text:p>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text:span text:style-name="T1"/></text:p>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p>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ANS. &lt;Question 9&gt;: <text:s/></text:p>
      <text:p text:style-name="P3">Pivotal Tracker URL: <text:s/>https://www.pivotaltracker.com/story/show/94021086</text:p>
      <text:p text:style-name="P3">Owner Name: <text:s/>Chris Maltzan</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2"/>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6"/>
      <text:p text:style-name="P7"><text:s/>A) Pair programming is practice of two software developers working on the same code simultaneously. One person drives (the driver) the development and the other (the observer) watches and double-checks their work.</text:p>
      <text:p text:style-name="P7"/>
      <text:p text:style-name="P7">B) The advantages are the chances of errors in your code decreases. You end up with more robust and stable code. Also, the developers are forced to be in direct communication and they will share more knowledge with each other including programming idioms.</text:p>
      <text:p text:style-name="P7"/>
      <text:p text:style-name="P7">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7"/>
      <text:p text:style-name="P7">D) Promiscuous pairing is the process of enforcing every developer in your team to pair up. This process increases the overall communications and knowledge of your development teams. Overall, promiscuous pairing is beneficial.</text:p>
      <text:p text:style-name="P7"/>
      <text:p text:style-name="P7">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7"/>
      <text:p text:style-name="P8">Armando Fox, David Patterson (2013) <text:span text:style-name="T3">Engineering Software as a Service: An Agile Approach Using Cloud Computing</text:span>, : Strawberry Canyon LLC.</text:p>
      <text:p text:style-name="P9"/>
      <text:p text:style-name="P7"/>
      <text:p text:style-name="P7"/>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p>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p>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p>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p>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p>
      <text:p text:style-name="P2">36.<text:tab/>Answer the following:</text:p>
      <text:p text:style-name="P3">a.<text:tab/>What is the type of association in Rails that handles indirect relationships?</text:p>
      <text:p text:style-name="P3">b.<text:tab/>Given:</text:p>
      <text:p text:style-name="P10">Class Moviegoer</text:p>
      <text:p text:style-name="P10"><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text:tab/>Define and describe four general problems that can thwart productivity when SOLID principles are ignored.</text:p>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p>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2">ANS. &lt;Question 42&gt;: <text:s/></text:p>
      <text:p text:style-name="P3">Pivotal Tracker URL: <text:s/>https://www.pivotaltracker.com/story/show/94018396</text:p>
      <text:p text:style-name="P3">Owner Name: <text:s/>Chris Maltzan</text:p>
      <text:p text:style-name="P3">Initial Answer:</text:p>
      <text:p text:style-name="P5"/>
      <text:p text:style-name="P5"><text:span text:style-name="T1">PART A</text:span></text:p>
      <text:p text:style-name="P5"/>
      <text:p text:style-name="P11"><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span><text:span text:style-name="T5"><text:line-break/><text:line-break/></text:span><text:span text:style-name="T4">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span><text:span text:style-name="T5"><text:line-break/><text:line-break/></text:span><text:span text:style-name="T4">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text:s/>A feature flag is a "configuration variable whose value can be changed while the app is running to control which code paths in the app are executed" (p. 404, Fox &amp; Paterson, 2012). We can use feature flags as an indicator to designate whether or not a feature is currently active. This process involves six distinct steps:</text:span><text:span text:style-name="T5"><text:line-break/><text:line-break/></text:span><text:span text:style-name="T4">1) Our software is currently at version N. First we perform a migration to add new columns and tables. All of the code will still run perfectly as it did in the past and the code does not need to be modified at all. We are simply preparing the database to perform future tasks. One important column to add is a flag for whether or not a record has been migrated to the new schema.</text:span><text:span text:style-name="T5"><text:line-break/><text:line-break/></text:span><text:span text:style-name="T4">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span><text:span text:style-name="T5"><text:line-break/><text:line-break/></text:span><text:span text:style-name="T4">3) We can now deploy our code (Version N+1) to any appropriate servers (including github and production)</text:span><text:span text:style-name="T5"><text:line-break/><text:line-break/></text:span><text:span text:style-name="T4">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span><text:span text:style-name="T5"><text:line-break/><text:line-break/></text:span><text:span text:style-name="T4">5) Once all records are successfully migrated, we can remove the feature flag and the old code path that was active in version N. We can then deploy our code in version N+2.</text:span><text:span text:style-name="T5"><text:line-break/><text:line-break/></text:span><text:span text:style-name="T4">6) We can now perform one final migration to remove any old (and now unused) columns and tables from the database. If everything was done properly, this should have no effect on our application's behaviour at all.</text:span></text:p>
      <text:p text:style-name="P5"/>
      <text:p text:style-name="P11"><text:span text:style-name="T4">PART B</text:span></text:p>
      <text:p text:style-name="P5"/>
      <text:p text:style-name="P5">Caching is simply using storage space to temporarily store data. This can happen at multiple different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For example, it is must faster to resolve a request in the client tier by simply loading a fully cached web page than it is to have to make actual data base queries and run any logic necessary to satisfy the HTTP request. While it is still necessary to be served the cached page, caching improves performance by circumventing the work needed to generate the page from scratch.</text:p>
      <text:p text:style-name="P5"/>
      <text:p text:style-name="P5">Below I will describe how caching can take place in the various tiers of a rails web app. Fox and Armando (2012) explained this succinctly in their text book, in order, starting with the user's browser in the client tier and ending with the database in the persistence tier:</text:p>
      <text:p text:style-name="P5"/>
      <text:p text:style-name="P5">- Client Tier: Web pages can be cached in the user's browser. Assuming the web page has not been modified since it was cached, the entire page can simply be reloaded from the browser cache.</text:p>
      <text:p text:style-name="P5"/>
      <text:p text:style-name="P5">-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5"/>
      <text:p text:style-name="P5">-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 </text:p>
      <text:p text:style-name="P5"/>
      <text:p text:style-name="P5">-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5"/>
      <text:p text:style-name="P5"/>
      <text:p text:style-name="P5"/>
      <text:p text:style-name="P5"><text:line-break/><text:span text:style-name="T1">PART C</text:span></text:p>
      <text:p text:style-name="P5"/>
      <text:p text:style-name="P5">Describe two sources of abusive queries and how to avoid them.<text:line-break/><text:line-break/>1. We can avoid the “N+1 queries” problem. This problem comes about when you are traversing an association and you perform N+1 queries rather than just a single query (Phabricator, 2015).</text:p>
      <text:p text:style-name="P5"/>
      <text:p text:style-name="P5">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5"/>
      <text:p text:style-name="P5"><text:span text:style-name="T3">@male_users = Users.where(“gender = ?”, gen)</text:span></text:p>
      <text:p text:style-name="P5"><text:span text:style-name="T3">@male_users.pets.each do |u|</text:span></text:p>
      <text:p text:style-name="P5"/>
      <text:p text:style-name="P5">The resulting data base queries would looks something like this:</text:p>
      <text:p text:style-name="P5"/>
      <text:p text:style-name="P5"><text:span text:style-name="T3">SELECT * FROM user WHERE gender='male'</text:span></text:p>
      <text:p text:style-name="P5"><text:span text:style-name="T3">SELECT * FROM pet WHERE <text:s/>userID='1'</text:span></text:p>
      <text:p text:style-name="P5"><text:span text:style-name="T3">SELECT * FROM pet WHERE <text:s/>userID='2'</text:span></text:p>
      <text:p text:style-name="P5"><text:span text:style-name="T3">...</text:span></text:p>
      <text:p text:style-name="P5"><text:span text:style-name="T3">SELECT * FROM pet WHERE <text:s/>userID='N'</text:span></text:p>
      <text:p text:style-name="P5"/>
      <text:p text:style-name="P5">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5"/>
      <text:p text:style-name="P5"><text:span text:style-name="T3">@male_users = Users.where(“gender = ?”, gen).includes(:gender)</text:span></text:p>
      <text:p text:style-name="P5"/>
      <text:p text:style-name="P5">2. Another source of abusive queries can come from table scans. We can avoid full table scans (which are linear) by using indices judiciously. <text:s/>Lecture 19 of the UC Berkley course at 43 minutes in discussed how we can use indices in order to decrease the load on the database from unnecessarily burdensome queries. Given the following line of code:</text:p>
      <text:p text:style-name="P5"/>
      <text:p text:style-name="P5"><text:span text:style-name="T3">User.where(“name = 'Chris'”)</text:span></text:p>
      <text:p text:style-name="P5"/>
      <text:p text:style-name="P5">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5"/>
      <text:p text:style-name="P5"><text:span text:style-name="T1">PART D</text:span></text:p>
      <text:p text:style-name="P5"/>
      <text:p text:style-name="P5">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text:span text:style-name="T6">, Fox &amp; Paterson, 2012</text:span>). The restarting of processes can be done one process at a time quietly in the background without users ever noticing that it is happening. </text:p>
      <text:p text:style-name="P5"/>
      <text:p text:style-name="P5">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5"/>
      <text:p text:style-name="P12"><text:span text:style-name="T4">Fox, A., Patterson, D. (2014) </text:span><text:span text:style-name="T7">Engineering Software as a Service an Agile Approach Using Cloud Computing</text:span><text:span text:style-name="T4">, San Francisco CA: Strawberry Canyon LLC.</text:span><text:span text:style-name="T8"><text:s/><text:line-break/><text:s/></text:span></text:p>
      <text:p text:style-name="P5"/>
      <text:p text:style-name="P5"/>
      <text:p text:style-name="P5"/>
      <text:p text:style-name="P5"/>
      <text:p text:style-name="P5"><text:span text:style-name="T9">Fox, A., Patterson, D. (2012) </text:span><text:span text:style-name="T10">CS 169 - Software Engineering, </text:span><text:span text:style-name="T9">Available at:</text:span><text:a xlink:type="simple" xlink:href="http://www.infocobuild.com/education/audio-video-courses/computer-science/CS169-Fall2012-Berkeley/lecture-19.html">http://www.infocobuild.com/education/audio-video-courses/computer-science/CS169-Fall2012-Berkeley/lecture-19.html</text:a><text:span text:style-name="T11"><text:s/></text:span><text:span text:style-name="T9">(Accessed: 5/10/2015).</text:span><text:s/></text:p>
      <text:p text:style-name="P5"/>
      <text:p text:style-name="P12"><text:span text:style-name="T4">Garvey, L. (2014) </text:span><text:span text:style-name="T7">Feature Flags on Rails, </text:span><text:span text:style-name="T4">Available at:</text:span><text:a xlink:type="simple" xlink:href="https://www.reinteractive.net/posts/221-feature-flags-on-rails"><text:span text:style-name="T8">https://www.reinteractive.net/posts/221-feature-flags-on-rails</text:span></text:a><text:span text:style-name="T12"><text:s/></text:span><text:span text:style-name="T4">(Accessed: 5/10/2015).</text:span><text:span text:style-name="T8"><text:s/></text:span></text:p>
      <text:p text:style-name="P5"/>
      <text:p text:style-name="P12"><text:span text:style-name="T4">Phabricator (2015) </text:span><text:span text:style-name="T7">Performance: N+1 Query Problem, </text:span><text:span text:style-name="T4">Available at:</text:span><text:a xlink:type="simple" xlink:href="https://secure.phabricator.com/book/phabcontrib/article/n_plus_one/"><text:span text:style-name="T8">https://secure.phabricator.com/book/phabcontrib/article/n_plus_one/</text:span></text:a><text:span text:style-name="T12"><text:s/></text:span><text:span text:style-name="T4">(Accessed: 5/10/2015).</text:span><text:span text:style-name="T8"><text:s/></text:span></text:p>
      <text:p text:style-name="P5"/>
      <text:p text:style-name="P12"><text:span text:style-name="T4">Rails Guides (2014) </text:span><text:span text:style-name="T7">Caching with Rails: An overview, </text:span><text:span text:style-name="T4">Available at:</text:span><text:a xlink:type="simple" xlink:href="http://guides.rubyonrails.org/caching_with_rails.html"><text:span text:style-name="T8">http://guides.rubyonrails.org/caching_with_rails.html</text:span></text:a><text:span text:style-name="T12"><text:s/></text:span><text:span text:style-name="T4">(Accessed: 5/10/2015).</text:span><text:span text:style-name="T8"><text:s/></text:span></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text:span text:style-name="T1">&lt;Additional References&gt; &lt;for each refactor&gt;</text:span></text:p>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text:span text:style-name="T1"/></text:p>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